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dd1b" officeooo:paragraph-rsid="0003dd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3 </text:p>
      <text:p text:style-name="P1"/>
      <text:p text:style-name="P1"/>
      <text:p text:style-name="P1">So for this assignment, I was 1. A commentary on the general structure of select, update, insert, and delete statements. These</text:p>
      <text:p text:style-name="P1">make up four queries that must be included with this lab.</text:p>
      <text:p text:style-name="P1">2. Convincing evidence to demonstrate that your create table statements ran correctly. SQLite3</text:p>
      <text:p text:style-name="P1">may be used, for the table creation. Queries are all to be performed via Python coding.</text:p>
      <text:p text:style-name="P1">Handed out on September 30, 2016Laboratory Assignment Three</text:p>
      <text:p text:style-name="P1">3</text:p>
      <text:p text:style-name="P1">Due: October 14, 2016</text:p>
      <text:p text:style-name="P1">3. The final listing of the create table statements for your database schema.</text:p>
      <text:p text:style-name="P1">4. The completed and properly commented Python source code which successfully performs all</text:p>
      <text:p text:style-name="P1">your queries. This code could have all query statements found in series in the code. In your</text:p>
      <text:p text:style-name="P1">Python code, please use print statements to describe what the query is doing.</text:p>
      <text:p text:style-name="P1">5. For each query command where the table is altered, include in your response, a descriptive</text:p>
      <text:p text:style-name="P1">selection of some of the rows before and after they are modified by your Python program.</text:p>
      <text:p text:style-name="P1">6. A brief reflection on the challenges that you faced when completing this laboratory assignment.</text:p>
      <text:p text:style-name="P1"/>
      <text:p text:style-name="P1"/>
      <text:p text:style-name="P1"/>
      <text:p text:style-name="P1">So for this assignment I created update on the fighter record. So whenever he or she got a loss or win it could be easily be updated. <text:s/>The insert added a new fighter, that has been contracted or vice versa a fighter that no longer fights for the company. <text:s/>I have select query that pretty much prints out all of the fighters. </text:p>
      <text:p text:style-name="P1"/>
      <text:p text:style-name="P1">2. you can look at the pictures save in the repo.</text:p>
      <text:p text:style-name="P1"/>
      <text:p text:style-name="P1"/>
      <text:p text:style-name="P1">3.also in the repo on the setup.txt</text:p>
      <text:p text:style-name="P1"/>
      <text:p text:style-name="P1">6. some of the challenges that faced was learning how to code in python. Another challenge that faced was with data because it hard to copy and past data for some reason. In the end I only used data that was able to figure out in a timely manner. Therefore I only had two three data sets. Also figuring out how to do a primary key which was very helpful for my final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07:59:44.756251816</meta:creation-date>
    <dc:date>2016-12-20T08:11:21.975230671</dc:date>
    <meta:editing-duration>PT57S</meta:editing-duration>
    <meta:editing-cycles>1</meta:editing-cycles>
    <meta:document-statistic meta:table-count="0" meta:image-count="0" meta:object-count="0" meta:page-count="1" meta:paragraph-count="19" meta:word-count="332" meta:character-count="1849" meta:non-whitespace-character-count="1532"/>
    <meta:generator>LibreOffice/5.1.4.2$Linux_X86_64 LibreOffice_project/10m0$Build-2</meta:generator>
  </office:meta>
</office:document-meta>
</file>